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5a2e3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5a2e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Times New Roman2" fo:font-size="11pt" officeooo:paragraph-rsid="0020fb3d" style:font-size-asian="11pt" style:font-size-complex="11pt"/>
    </style:style>
    <style:style style:name="P4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25a2e3" style:font-size-asian="11pt" style:font-size-complex="11pt"/>
    </style:style>
    <style:style style:name="P13" style:family="paragraph" style:parent-style-name="Standard">
      <style:text-properties style:font-name="arial" fo:font-size="14pt" officeooo:paragraph-rsid="0025a2e3" style:font-size-asian="14pt" style:font-size-complex="14pt"/>
    </style:style>
    <style:style style:name="P14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5a2e3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/>
    </style:style>
    <style:style style:name="T7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<text:span text:style-name="T1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<text:span text:style-name="T15">do text if (len(self.getApplicants()) &gt; 1) or (</text:span><text:span text:style-name="T16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<text:span text:style-name="T15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self.getPortionOutsText()</text:text-input></text:span><text:span text:style-name="T4">.</text:span></text:p>
      <text:p text:style-name="P10"><office:annotation><dc:creator>Gauthier Bastien</dc:creator><dc:date>2011-02-21T10:12:18</dc:date><text:p text:style-name="P16"><text:span text:style-name="T15">do text if len(self.getParcels()) &gt; 1</text:span></text:p></office:annotation>sur les parcelles situées <office:annotation><dc:creator>Gauthier Bastien</dc:creator><dc:date>2011-02-21T10:13:40</dc:date><text:p text:style-name="P16"><text:span text:style-name="T1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self.getPortionOutsText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5:20.234234534</dc:date>
    <meta:editing-duration>PT2H59M22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26" meta:character-count="1684" meta:non-whitespace-character-count="1509"/>
  </office:meta>
</office:document-meta>
</file>